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5.0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68.14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138.39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00ff"/>
    </style:style>
    <style:style style:name="ce5" style:family="table-cell" style:parent-style-name="Default">
      <style:text-properties fo:color="#ff0000"/>
    </style:style>
    <style:style style:name="ce1" style:family="table-cell" style:parent-style-name="Default">
      <style:text-properties fo:color="#ff0000" fo:font-weight="bold"/>
    </style:style>
    <style:style style:name="ce2" style:family="table-cell" style:parent-style-name="Default">
      <style:text-properties fo:color="#ff0000" fo:font-weight="normal"/>
    </style:style>
    <style:style style:name="ce3" style:family="table-cell" style:parent-style-name="Default">
      <style:text-properties fo:color="#0000ff" fo:font-weight="bold"/>
    </style:style>
    <style:style style:name="ce4" style:family="table-cell" style:parent-style-name="Default" style:data-style-name="N1">
      <style:text-properties fo:color="#0000ff" fo:font-weight="normal"/>
    </style:style>
    <style:style style:name="ce7" style:family="table-cell" style:parent-style-name="Default" style:data-style-name="N1"/>
  </office:automatic-styles>
  <office:body>
    <office:spreadsheet>
      <table:table table:name="final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8" office:value-type="string" calcext:value-type="string">
            <text:p>identifier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icon</text:p>
          </table:table-cell>
          <table:table-cell table:style-name="ce8" office:value-type="string" calcext:value-type="string">
            <text:p>color</text:p>
          </table:table-cell>
          <table:table-cell table:style-name="ce8" office:value-type="string" calcext:value-type="string">
            <text:p>strength requirement</text:p>
          </table:table-cell>
          <table:table-cell table:style-name="ce8" office:value-type="string" calcext:value-type="string">
            <text:p>damage block</text:p>
          </table:table-cell>
          <table:table-cell table:style-name="ce8" office:value-type="string" calcext:value-type="string">
            <text:p>damage resist</text:p>
          </table:table-cell>
          <table:table-cell table:style-name="ce8" office:value-type="string" calcext:value-type="string">
            <text:p>movement speed</text:p>
          </table:table-cell>
        </table:table-row>
        <table:table-row table:style-name="ro1">
          <table:table-cell table:style-name="ce6" office:value-type="string" calcext:value-type="string">
            <text:p>special_shirt0</text:p>
          </table:table-cell>
          <table:table-cell office:value-type="string" calcext:value-type="string">
            <text:p>Jade Shirt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shirt1</text:p>
          </table:table-cell>
          <table:table-cell office:value-type="string" calcext:value-type="string">
            <text:p>Special Jacket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shirt2</text:p>
          </table:table-cell>
          <table:table-cell office:value-type="string" calcext:value-type="string">
            <text:p>Magical Pockets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shirt3</text:p>
          </table:table-cell>
          <table:table-cell office:value-type="string" calcext:value-type="string">
            <text:p>Demon's Robe</text:p>
          </table:table-cell>
          <table:table-cell office:value-type="string" calcext:value-type="string">
            <text:p>s_shirt0</text:p>
          </table:table-cell>
          <table:table-cell/>
          <table:table-cell table:style-name="ce6" office:value-type="float" office:value="35" calcext:value-type="float">
            <text:p>35</text:p>
          </table:table-cell>
          <table:table-cell table:style-name="ce6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shirt4</text:p>
          </table:table-cell>
          <table:table-cell office:value-type="string" calcext:value-type="string">
            <text:p>Ninja Suit</text:p>
          </table:table-cell>
          <table:table-cell office:value-type="string" calcext:value-type="string">
            <text:p>s_shirt0</text:p>
          </table:table-cell>
          <table:table-cell office:value-type="string" calcext:value-type="string">
            <text:p>dark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chain0</text:p>
          </table:table-cell>
          <table:table-cell office:value-type="string" calcext:value-type="string">
            <text:p>Sapphire Vest</text:p>
          </table:table-cell>
          <table:table-cell office:value-type="string" calcext:value-type="string">
            <text:p>s_chain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chain1</text:p>
          </table:table-cell>
          <table:table-cell office:value-type="string" calcext:value-type="string">
            <text:p>Light Suit</text:p>
          </table:table-cell>
          <table:table-cell office:value-type="string" calcext:value-type="string">
            <text:p>s_chain0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chain2</text:p>
          </table:table-cell>
          <table:table-cell office:value-type="string" calcext:value-type="string">
            <text:p>Demon Vest</text:p>
          </table:table-cell>
          <table:table-cell office:value-type="string" calcext:value-type="string">
            <text:p>s_chain0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chain3</text:p>
          </table:table-cell>
          <table:table-cell office:value-type="string" calcext:value-type="string">
            <text:p>Dragon Armor</text:p>
          </table:table-cell>
          <table:table-cell office:value-type="string" calcext:value-type="string">
            <text:p>s_chain0</text:p>
          </table:table-cell>
          <table:table-cell office:value-type="string" calcext:value-type="string">
            <text:p>dark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plate0</text:p>
          </table:table-cell>
          <table:table-cell office:value-type="string" calcext:value-type="string">
            <text:p>Rock Armor</text:p>
          </table:table-cell>
          <table:table-cell office:value-type="string" calcext:value-type="string">
            <text:p>s_plate0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plate1</text:p>
          </table:table-cell>
          <table:table-cell office:value-type="string" calcext:value-type="string">
            <text:p>Wyvern Shield</text:p>
          </table:table-cell>
          <table:table-cell office:value-type="string" calcext:value-type="string">
            <text:p>s_plate0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pecial_plate2</text:p>
          </table:table-cell>
          <table:table-cell office:value-type="string" calcext:value-type="string">
            <text:p>Plasma Suit</text:p>
          </table:table-cell>
          <table:table-cell office:value-type="string" calcext:value-type="string">
            <text:p>s_plate0</text:p>
          </table:table-cell>
          <table:table-cell office:value-type="string" calcext:value-type="string">
            <text:p>dark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rt0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0</text:p>
          </table:table-cell>
          <table:table-cell table:formula="of:=[shirt.F4]" office:value-type="float" office:value="0" calcext:value-type="float">
            <text:p>0</text:p>
          </table:table-cell>
          <table:table-cell table:formula="of:=[shirt.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</text:p>
          </table:table-cell>
          <table:table-cell office:value-type="string" calcext:value-type="string">
            <text:p>Plain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0</text:p>
          </table:table-cell>
          <table:table-cell table:formula="of:=[shirt.F5]" office:value-type="float" office:value="1" calcext:value-type="float">
            <text:p>1</text:p>
          </table:table-cell>
          <table:table-cell table:formula="of:=[shirt.F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2</text:p>
          </table:table-cell>
          <table:table-cell office:value-type="string" calcext:value-type="string">
            <text:p>Stylish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0</text:p>
          </table:table-cell>
          <table:table-cell table:formula="of:=[shirt.F6]" office:value-type="float" office:value="2" calcext:value-type="float">
            <text:p>2</text:p>
          </table:table-cell>
          <table:table-cell table:formula="of:=[shirt.F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3</text:p>
          </table:table-cell>
          <table:table-cell office:value-type="string" calcext:value-type="string">
            <text:p>Warm Sweat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1</text:p>
          </table:table-cell>
          <table:table-cell table:formula="of:=[shirt.F7]" office:value-type="float" office:value="3" calcext:value-type="float">
            <text:p>3</text:p>
          </table:table-cell>
          <table:table-cell table:formula="of:=[shirt.F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4</text:p>
          </table:table-cell>
          <table:table-cell office:value-type="string" calcext:value-type="string">
            <text:p>Nice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1</text:p>
          </table:table-cell>
          <table:table-cell table:formula="of:=[shirt.F8]" office:value-type="float" office:value="5" calcext:value-type="float">
            <text:p>5</text:p>
          </table:table-cell>
          <table:table-cell table:formula="of:=[shirt.F8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5</text:p>
          </table:table-cell>
          <table:table-cell office:value-type="string" calcext:value-type="string">
            <text:p>Cool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1</text:p>
          </table:table-cell>
          <table:table-cell table:formula="of:=[shirt.F9]" office:value-type="float" office:value="7" calcext:value-type="float">
            <text:p>7</text:p>
          </table:table-cell>
          <table:table-cell table:formula="of:=[shirt.F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6</text:p>
          </table:table-cell>
          <table:table-cell office:value-type="string" calcext:value-type="string">
            <text:p>Leather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2</text:p>
          </table:table-cell>
          <table:table-cell table:formula="of:=[shirt.F10]" office:value-type="float" office:value="6" calcext:value-type="float">
            <text:p>6</text:p>
          </table:table-cell>
          <table:table-cell table:formula="of:=[shirt.F1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7</text:p>
          </table:table-cell>
          <table:table-cell office:value-type="string" calcext:value-type="string">
            <text:p>Tough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2</text:p>
          </table:table-cell>
          <table:table-cell table:formula="of:=[shirt.F11]" office:value-type="float" office:value="9" calcext:value-type="float">
            <text:p>9</text:p>
          </table:table-cell>
          <table:table-cell table:formula="of:=[shirt.F11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8</text:p>
          </table:table-cell>
          <table:table-cell office:value-type="string" calcext:value-type="string">
            <text:p>Strong Jacke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2</text:p>
          </table:table-cell>
          <table:table-cell table:formula="of:=[shirt.F12]" office:value-type="float" office:value="12" calcext:value-type="float">
            <text:p>12</text:p>
          </table:table-cell>
          <table:table-cell table:formula="of:=[shirt.F1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9</text:p>
          </table:table-cell>
          <table:table-cell office:value-type="string" calcext:value-type="string">
            <text:p>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0</text:p>
          </table:table-cell>
          <table:table-cell table:formula="of:=[shirt.F13]" office:value-type="float" office:value="9" calcext:value-type="float">
            <text:p>9</text:p>
          </table:table-cell>
          <table:table-cell table:formula="of:=[shirt.F1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0</text:p>
          </table:table-cell>
          <table:table-cell office:value-type="string" calcext:value-type="string">
            <text:p>Plain 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0</text:p>
          </table:table-cell>
          <table:table-cell table:formula="of:=[shirt.F14]" office:value-type="float" office:value="13" calcext:value-type="float">
            <text:p>13</text:p>
          </table:table-cell>
          <table:table-cell table:formula="of:=[shirt.F1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1</text:p>
          </table:table-cell>
          <table:table-cell office:value-type="string" calcext:value-type="string">
            <text:p>Stylish 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0</text:p>
          </table:table-cell>
          <table:table-cell table:formula="of:=[shirt.F15]" office:value-type="float" office:value="17" calcext:value-type="float">
            <text:p>17</text:p>
          </table:table-cell>
          <table:table-cell table:formula="of:=[shirt.F15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2</text:p>
          </table:table-cell>
          <table:table-cell office:value-type="string" calcext:value-type="string">
            <text:p>Warm Sweatshir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1</text:p>
          </table:table-cell>
          <table:table-cell table:formula="of:=[shirt.F16]" office:value-type="float" office:value="12" calcext:value-type="float">
            <text:p>12</text:p>
          </table:table-cell>
          <table:table-cell table:formula="of:=[shirt.F1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3</text:p>
          </table:table-cell>
          <table:table-cell office:value-type="string" calcext:value-type="string">
            <text:p>Nice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1</text:p>
          </table:table-cell>
          <table:table-cell table:formula="of:=[shirt.F17]" office:value-type="float" office:value="17" calcext:value-type="float">
            <text:p>17</text:p>
          </table:table-cell>
          <table:table-cell table:formula="of:=[shirt.F17]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4</text:p>
          </table:table-cell>
          <table:table-cell office:value-type="string" calcext:value-type="string">
            <text:p>Cool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1</text:p>
          </table:table-cell>
          <table:table-cell table:formula="of:=[shirt.F18]" office:value-type="float" office:value="22" calcext:value-type="float">
            <text:p>22</text:p>
          </table:table-cell>
          <table:table-cell table:formula="of:=[shirt.F18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5</text:p>
          </table:table-cell>
          <table:table-cell office:value-type="string" calcext:value-type="string">
            <text:p>Leather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red2</text:p>
          </table:table-cell>
          <table:table-cell table:formula="of:=[shirt.F19]" office:value-type="float" office:value="15" calcext:value-type="float">
            <text:p>15</text:p>
          </table:table-cell>
          <table:table-cell table:formula="of:=[shirt.F1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6</text:p>
          </table:table-cell>
          <table:table-cell office:value-type="string" calcext:value-type="string">
            <text:p>Tough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green2</text:p>
          </table:table-cell>
          <table:table-cell table:formula="of:=[shirt.F20]" office:value-type="float" office:value="21" calcext:value-type="float">
            <text:p>21</text:p>
          </table:table-cell>
          <table:table-cell table:formula="of:=[shirt.F20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7</text:p>
          </table:table-cell>
          <table:table-cell office:value-type="string" calcext:value-type="string">
            <text:p>Strong Jacket 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ue2</text:p>
          </table:table-cell>
          <table:table-cell table:formula="of:=[shirt.F21]" office:value-type="float" office:value="27" calcext:value-type="float">
            <text:p>27</text:p>
          </table:table-cell>
          <table:table-cell table:formula="of:=[shirt.F2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8</text:p>
          </table:table-cell>
          <table:table-cell office:value-type="string" calcext:value-type="string">
            <text:p>Protective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ack0</text:p>
          </table:table-cell>
          <table:table-cell table:formula="of:=[shirt.F22]" office:value-type="float" office:value="18" calcext:value-type="float">
            <text:p>18</text:p>
          </table:table-cell>
          <table:table-cell table:formula="of:=[shirt.F2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19</text:p>
          </table:table-cell>
          <table:table-cell office:value-type="string" calcext:value-type="string">
            <text:p>Tough Jacket III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ack1</text:p>
          </table:table-cell>
          <table:table-cell table:formula="of:=[shirt.F23]" office:value-type="float" office:value="25" calcext:value-type="float">
            <text:p>25</text:p>
          </table:table-cell>
          <table:table-cell table:formula="of:=[shirt.F23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hirt20</text:p>
          </table:table-cell>
          <table:table-cell office:value-type="string" calcext:value-type="string">
            <text:p>Magical Shirt</text:p>
          </table:table-cell>
          <table:table-cell office:value-type="string" calcext:value-type="string">
            <text:p>ar_shirt0</text:p>
          </table:table-cell>
          <table:table-cell office:value-type="string" calcext:value-type="string">
            <text:p>shade_black2</text:p>
          </table:table-cell>
          <table:table-cell table:formula="of:=[shirt.F24]" office:value-type="float" office:value="32" calcext:value-type="float">
            <text:p>32</text:p>
          </table:table-cell>
          <table:table-cell table:formula="of:=[shirt.F24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hain0</text:p>
          </table:table-cell>
          <table:table-cell office:value-type="string" calcext:value-type="string">
            <text:p>Wire Shir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0</text:p>
          </table:table-cell>
          <table:table-cell table:formula="of:=[chain.F4]" office:value-type="float" office:value="5" calcext:value-type="float">
            <text:p>5</text:p>
          </table:table-cell>
          <table:table-cell table:formula="of:=[chain.F4]"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</text:p>
          </table:table-cell>
          <table:table-cell office:value-type="string" calcext:value-type="string">
            <text:p>Copper Jacke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0</text:p>
          </table:table-cell>
          <table:table-cell table:formula="of:=[chain.F5]" office:value-type="float" office:value="6" calcext:value-type="float">
            <text:p>6</text:p>
          </table:table-cell>
          <table:table-cell table:formula="of:=[chain.F5]"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2</text:p>
          </table:table-cell>
          <table:table-cell office:value-type="string" calcext:value-type="string">
            <text:p>Heavy Shir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0</text:p>
          </table:table-cell>
          <table:table-cell table:formula="of:=[chain.F6]" office:value-type="float" office:value="12" calcext:value-type="float">
            <text:p>12</text:p>
          </table:table-cell>
          <table:table-cell table:formula="of:=[chain.F6]"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3</text:p>
          </table:table-cell>
          <table:table-cell office:value-type="string" calcext:value-type="string">
            <text:p>Weak Metal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1</text:p>
          </table:table-cell>
          <table:table-cell table:formula="of:=[chain.F7]" office:value-type="float" office:value="15" calcext:value-type="float">
            <text:p>15</text:p>
          </table:table-cell>
          <table:table-cell table:formula="of:=[chain.F7]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4</text:p>
          </table:table-cell>
          <table:table-cell office:value-type="string" calcext:value-type="string">
            <text:p>Bullet Proof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1</text:p>
          </table:table-cell>
          <table:table-cell table:formula="of:=[chain.F8]" office:value-type="float" office:value="17" calcext:value-type="float">
            <text:p>17</text:p>
          </table:table-cell>
          <table:table-cell table:formula="of:=[chain.F8]"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5</text:p>
          </table:table-cell>
          <table:table-cell office:value-type="string" calcext:value-type="string">
            <text:p>Metal Jacke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1</text:p>
          </table:table-cell>
          <table:table-cell table:formula="of:=[chain.F9]" office:value-type="float" office:value="24" calcext:value-type="float">
            <text:p>24</text:p>
          </table:table-cell>
          <table:table-cell table:formula="of:=[chain.F9]" office:value-type="float" office:value="24" calcext:value-type="float">
            <text:p>2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6</text:p>
          </table:table-cell>
          <table:table-cell office:value-type="string" calcext:value-type="string">
            <text:p>Metal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2</text:p>
          </table:table-cell>
          <table:table-cell table:formula="of:=[chain.F10]" office:value-type="float" office:value="25" calcext:value-type="float">
            <text:p>25</text:p>
          </table:table-cell>
          <table:table-cell table:formula="of:=[chain.F10]"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7</text:p>
          </table:table-cell>
          <table:table-cell office:value-type="string" calcext:value-type="string">
            <text:p>Steel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2</text:p>
          </table:table-cell>
          <table:table-cell table:formula="of:=[chain.F11]" office:value-type="float" office:value="33" calcext:value-type="float">
            <text:p>33</text:p>
          </table:table-cell>
          <table:table-cell table:formula="of:=[chain.F11]" office:value-type="float" office:value="33" calcext:value-type="float">
            <text:p>3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8</text:p>
          </table:table-cell>
          <table:table-cell office:value-type="string" calcext:value-type="string">
            <text:p>Chainmail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2</text:p>
          </table:table-cell>
          <table:table-cell table:formula="of:=[chain.F12]" office:value-type="float" office:value="36" calcext:value-type="float">
            <text:p>36</text:p>
          </table:table-cell>
          <table:table-cell table:formula="of:=[chain.F12]"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9</text:p>
          </table:table-cell>
          <table:table-cell office:value-type="string" calcext:value-type="string">
            <text:p>Wire Shir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0</text:p>
          </table:table-cell>
          <table:table-cell table:formula="of:=[chain.F13]" office:value-type="float" office:value="35" calcext:value-type="float">
            <text:p>35</text:p>
          </table:table-cell>
          <table:table-cell table:formula="of:=[chain.F13]"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0</text:p>
          </table:table-cell>
          <table:table-cell office:value-type="string" calcext:value-type="string">
            <text:p>Copper Jacke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0</text:p>
          </table:table-cell>
          <table:table-cell table:formula="of:=[chain.F14]" office:value-type="float" office:value="44" calcext:value-type="float">
            <text:p>44</text:p>
          </table:table-cell>
          <table:table-cell table:formula="of:=[chain.F14]"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1</text:p>
          </table:table-cell>
          <table:table-cell office:value-type="string" calcext:value-type="string">
            <text:p>Heavy Shir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0</text:p>
          </table:table-cell>
          <table:table-cell table:formula="of:=[chain.F15]" office:value-type="float" office:value="48" calcext:value-type="float">
            <text:p>48</text:p>
          </table:table-cell>
          <table:table-cell table:formula="of:=[chain.F15]" office:value-type="float" office:value="48" calcext:value-type="float">
            <text:p>4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2</text:p>
          </table:table-cell>
          <table:table-cell office:value-type="string" calcext:value-type="string">
            <text:p>Weak Metal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1</text:p>
          </table:table-cell>
          <table:table-cell table:formula="of:=[chain.F16]" office:value-type="float" office:value="45" calcext:value-type="float">
            <text:p>45</text:p>
          </table:table-cell>
          <table:table-cell table:formula="of:=[chain.F16]"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3</text:p>
          </table:table-cell>
          <table:table-cell office:value-type="string" calcext:value-type="string">
            <text:p>Bullet Proof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1</text:p>
          </table:table-cell>
          <table:table-cell table:formula="of:=[chain.F17]" office:value-type="float" office:value="55" calcext:value-type="float">
            <text:p>55</text:p>
          </table:table-cell>
          <table:table-cell table:formula="of:=[chain.F17]"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4</text:p>
          </table:table-cell>
          <table:table-cell office:value-type="string" calcext:value-type="string">
            <text:p>Metal Jacke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1</text:p>
          </table:table-cell>
          <table:table-cell table:formula="of:=[chain.F18]" office:value-type="float" office:value="65" calcext:value-type="float">
            <text:p>65</text:p>
          </table:table-cell>
          <table:table-cell table:formula="of:=[chain.F18]"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5</text:p>
          </table:table-cell>
          <table:table-cell office:value-type="string" calcext:value-type="string">
            <text:p>Metal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red2</text:p>
          </table:table-cell>
          <table:table-cell table:formula="of:=[chain.F19]" office:value-type="float" office:value="55" calcext:value-type="float">
            <text:p>55</text:p>
          </table:table-cell>
          <table:table-cell table:formula="of:=[chain.F19]"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6</text:p>
          </table:table-cell>
          <table:table-cell office:value-type="string" calcext:value-type="string">
            <text:p>Steel Vest II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green2</text:p>
          </table:table-cell>
          <table:table-cell table:formula="of:=[chain.F20]" office:value-type="float" office:value="66" calcext:value-type="float">
            <text:p>66</text:p>
          </table:table-cell>
          <table:table-cell table:formula="of:=[chain.F20]" office:value-type="float" office:value="66" calcext:value-type="float">
            <text:p>66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7</text:p>
          </table:table-cell>
          <table:table-cell office:value-type="string" calcext:value-type="string">
            <text:p>Chainmail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ue2</text:p>
          </table:table-cell>
          <table:table-cell table:formula="of:=[chain.F21]" office:value-type="float" office:value="77" calcext:value-type="float">
            <text:p>77</text:p>
          </table:table-cell>
          <table:table-cell table:formula="of:=[chain.F21]" office:value-type="float" office:value="77" calcext:value-type="float">
            <text:p>7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8</text:p>
          </table:table-cell>
          <table:table-cell office:value-type="string" calcext:value-type="string">
            <text:p>Diamond Mail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ack0</text:p>
          </table:table-cell>
          <table:table-cell table:formula="of:=[chain.F22]" office:value-type="float" office:value="65" calcext:value-type="float">
            <text:p>65</text:p>
          </table:table-cell>
          <table:table-cell table:formula="of:=[chain.F22]"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19</text:p>
          </table:table-cell>
          <table:table-cell office:value-type="string" calcext:value-type="string">
            <text:p>Platinum Vest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ack1</text:p>
          </table:table-cell>
          <table:table-cell table:formula="of:=[chain.F23]" office:value-type="float" office:value="77" calcext:value-type="float">
            <text:p>77</text:p>
          </table:table-cell>
          <table:table-cell table:formula="of:=[chain.F23]" office:value-type="float" office:value="77" calcext:value-type="float">
            <text:p>77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chain20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r_chain0</text:p>
          </table:table-cell>
          <table:table-cell office:value-type="string" calcext:value-type="string">
            <text:p>shade_black2</text:p>
          </table:table-cell>
          <table:table-cell table:formula="of:=[chain.F24]" office:value-type="float" office:value="89" calcext:value-type="float">
            <text:p>89</text:p>
          </table:table-cell>
          <table:table-cell table:formula="of:=[chain.F24]" office:value-type="float" office:value="89" calcext:value-type="float">
            <text:p>8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plate0</text:p>
          </table:table-cell>
          <table:table-cell office:value-type="string" calcext:value-type="string">
            <text:p>Tin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0</text:p>
          </table:table-cell>
          <table:table-cell table:formula="of:=[plate.F4]" office:value-type="float" office:value="16" calcext:value-type="float">
            <text:p>16</text:p>
          </table:table-cell>
          <table:table-cell table:formula="of:=[plate.F4]"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</text:p>
          </table:table-cell>
          <table:table-cell office:value-type="string" calcext:value-type="string">
            <text:p>Weak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0</text:p>
          </table:table-cell>
          <table:table-cell table:formula="of:=[plate.F5]" office:value-type="float" office:value="23" calcext:value-type="float">
            <text:p>23</text:p>
          </table:table-cell>
          <table:table-cell table:formula="of:=[plate.F5]"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2</text:p>
          </table:table-cell>
          <table:table-cell office:value-type="string" calcext:value-type="string">
            <text:p>Soft Plate Mail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0</text:p>
          </table:table-cell>
          <table:table-cell table:formula="of:=[plate.F6]" office:value-type="float" office:value="30" calcext:value-type="float">
            <text:p>30</text:p>
          </table:table-cell>
          <table:table-cell table:formula="of:=[plate.F6]"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3</text:p>
          </table:table-cell>
          <table:table-cell office:value-type="string" calcext:value-type="string">
            <text:p>Medium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1</text:p>
          </table:table-cell>
          <table:table-cell table:formula="of:=[plate.F7]" office:value-type="float" office:value="40" calcext:value-type="float">
            <text:p>40</text:p>
          </table:table-cell>
          <table:table-cell table:formula="of:=[plate.F7]"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4</text:p>
          </table:table-cell>
          <table:table-cell office:value-type="string" calcext:value-type="string">
            <text:p>Medium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1</text:p>
          </table:table-cell>
          <table:table-cell table:formula="of:=[plate.F8]" office:value-type="float" office:value="48" calcext:value-type="float">
            <text:p>48</text:p>
          </table:table-cell>
          <table:table-cell table:formula="of:=[plate.F8]"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5</text:p>
          </table:table-cell>
          <table:table-cell office:value-type="string" calcext:value-type="string">
            <text:p>Weak Plate Mail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1</text:p>
          </table:table-cell>
          <table:table-cell table:formula="of:=[plate.F9]" office:value-type="float" office:value="62" calcext:value-type="float">
            <text:p>62</text:p>
          </table:table-cell>
          <table:table-cell table:formula="of:=[plate.F9]" office:value-type="float" office:value="62" calcext:value-type="float">
            <text:p>62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6</text:p>
          </table:table-cell>
          <table:table-cell office:value-type="string" calcext:value-type="string">
            <text:p>Plate Mail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2</text:p>
          </table:table-cell>
          <table:table-cell table:formula="of:=[plate.F10]" office:value-type="float" office:value="64" calcext:value-type="float">
            <text:p>64</text:p>
          </table:table-cell>
          <table:table-cell table:formula="of:=[plate.F10]" office:value-type="float" office:value="64" calcext:value-type="float">
            <text:p>64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7</text:p>
          </table:table-cell>
          <table:table-cell office:value-type="string" calcext:value-type="string">
            <text:p>Full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2</text:p>
          </table:table-cell>
          <table:table-cell table:formula="of:=[plate.F11]" office:value-type="float" office:value="79" calcext:value-type="float">
            <text:p>79</text:p>
          </table:table-cell>
          <table:table-cell table:formula="of:=[plate.F11]"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8</text:p>
          </table:table-cell>
          <table:table-cell office:value-type="string" calcext:value-type="string">
            <text:p>Protective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2</text:p>
          </table:table-cell>
          <table:table-cell table:formula="of:=[plate.F12]" office:value-type="float" office:value="88" calcext:value-type="float">
            <text:p>88</text:p>
          </table:table-cell>
          <table:table-cell table:formula="of:=[plate.F12]"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9</text:p>
          </table:table-cell>
          <table:table-cell office:value-type="string" calcext:value-type="string">
            <text:p>Tin Plate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0</text:p>
          </table:table-cell>
          <table:table-cell table:formula="of:=[plate.F13]" office:value-type="float" office:value="88" calcext:value-type="float">
            <text:p>88</text:p>
          </table:table-cell>
          <table:table-cell table:formula="of:=[plate.F13]" office:value-type="float" office:value="88" calcext:value-type="float">
            <text:p>8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0</text:p>
          </table:table-cell>
          <table:table-cell office:value-type="string" calcext:value-type="string">
            <text:p>Weak Armor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0</text:p>
          </table:table-cell>
          <table:table-cell table:formula="of:=[plate.F14]" office:value-type="float" office:value="104" calcext:value-type="float">
            <text:p>104</text:p>
          </table:table-cell>
          <table:table-cell table:formula="of:=[plate.F14]" office:value-type="float" office:value="104" calcext:value-type="float">
            <text:p>104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1</text:p>
          </table:table-cell>
          <table:table-cell office:value-type="string" calcext:value-type="string">
            <text:p>Soft Plate Mail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0</text:p>
          </table:table-cell>
          <table:table-cell table:formula="of:=[plate.F15]" office:value-type="float" office:value="114" calcext:value-type="float">
            <text:p>114</text:p>
          </table:table-cell>
          <table:table-cell table:formula="of:=[plate.F15]"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2</text:p>
          </table:table-cell>
          <table:table-cell office:value-type="string" calcext:value-type="string">
            <text:p>Medium Armor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1</text:p>
          </table:table-cell>
          <table:table-cell table:formula="of:=[plate.F16]" office:value-type="float" office:value="118" calcext:value-type="float">
            <text:p>118</text:p>
          </table:table-cell>
          <table:table-cell table:formula="of:=[plate.F16]" office:value-type="float" office:value="118" calcext:value-type="float">
            <text:p>11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3</text:p>
          </table:table-cell>
          <table:table-cell office:value-type="string" calcext:value-type="string">
            <text:p>Medium Plate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1</text:p>
          </table:table-cell>
          <table:table-cell table:formula="of:=[plate.F17]" office:value-type="float" office:value="129" calcext:value-type="float">
            <text:p>129</text:p>
          </table:table-cell>
          <table:table-cell table:formula="of:=[plate.F17]" office:value-type="float" office:value="129" calcext:value-type="float">
            <text:p>12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4</text:p>
          </table:table-cell>
          <table:table-cell office:value-type="string" calcext:value-type="string">
            <text:p>Weak Plate Mail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1</text:p>
          </table:table-cell>
          <table:table-cell table:formula="of:=[plate.F18]" office:value-type="float" office:value="146" calcext:value-type="float">
            <text:p>146</text:p>
          </table:table-cell>
          <table:table-cell table:formula="of:=[plate.F18]" office:value-type="float" office:value="146" calcext:value-type="float">
            <text:p>14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5</text:p>
          </table:table-cell>
          <table:table-cell office:value-type="string" calcext:value-type="string">
            <text:p>Plate Mail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red2</text:p>
          </table:table-cell>
          <table:table-cell table:formula="of:=[plate.F19]" office:value-type="float" office:value="142" calcext:value-type="float">
            <text:p>142</text:p>
          </table:table-cell>
          <table:table-cell table:formula="of:=[plate.F19]" office:value-type="float" office:value="142" calcext:value-type="float">
            <text:p>142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6</text:p>
          </table:table-cell>
          <table:table-cell office:value-type="string" calcext:value-type="string">
            <text:p>Full Armor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green2</text:p>
          </table:table-cell>
          <table:table-cell table:formula="of:=[plate.F20]" office:value-type="float" office:value="154" calcext:value-type="float">
            <text:p>154</text:p>
          </table:table-cell>
          <table:table-cell table:formula="of:=[plate.F20]" office:value-type="float" office:value="154" calcext:value-type="float">
            <text:p>154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7</text:p>
          </table:table-cell>
          <table:table-cell office:value-type="string" calcext:value-type="string">
            <text:p>Protective Plate II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ue2</text:p>
          </table:table-cell>
          <table:table-cell table:formula="of:=[plate.F21]" office:value-type="float" office:value="172" calcext:value-type="float">
            <text:p>172</text:p>
          </table:table-cell>
          <table:table-cell table:formula="of:=[plate.F21]" office:value-type="float" office:value="172" calcext:value-type="float">
            <text:p>172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8</text:p>
          </table:table-cell>
          <table:table-cell office:value-type="string" calcext:value-type="string">
            <text:p>Knight's Armor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ack0</text:p>
          </table:table-cell>
          <table:table-cell table:formula="of:=[plate.F22]" office:value-type="float" office:value="166" calcext:value-type="float">
            <text:p>166</text:p>
          </table:table-cell>
          <table:table-cell table:formula="of:=[plate.F22]" office:value-type="float" office:value="166" calcext:value-type="float">
            <text:p>16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19</text:p>
          </table:table-cell>
          <table:table-cell office:value-type="string" calcext:value-type="string">
            <text:p>Full Suit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ack1</text:p>
          </table:table-cell>
          <table:table-cell table:formula="of:=[plate.F23]" office:value-type="float" office:value="185" calcext:value-type="float">
            <text:p>185</text:p>
          </table:table-cell>
          <table:table-cell table:formula="of:=[plate.F23]" office:value-type="float" office:value="185" calcext:value-type="float">
            <text:p>185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plate20</text:p>
          </table:table-cell>
          <table:table-cell office:value-type="string" calcext:value-type="string">
            <text:p>Magician Plate</text:p>
          </table:table-cell>
          <table:table-cell office:value-type="string" calcext:value-type="string">
            <text:p>ar_plate0</text:p>
          </table:table-cell>
          <table:table-cell office:value-type="string" calcext:value-type="string">
            <text:p>shade_black2</text:p>
          </table:table-cell>
          <table:table-cell table:formula="of:=[plate.F24]" office:value-type="float" office:value="198" calcext:value-type="float">
            <text:p>198</text:p>
          </table:table-cell>
          <table:table-cell table:formula="of:=[plate.F24]" office:value-type="float" office:value="198" calcext:value-type="float">
            <text:p>19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</table:table-row>
      </table:table>
      <table:table table:name="data" table:style-name="ta1" table:print="false">
        <office:forms form:automatic-focus="false" form:apply-design-mode="false"/>
        <table:table-column table:style-name="co10" table:default-cell-style-name="ce2"/>
        <table:table-column table:style-name="co11" table:default-cell-style-name="ce4"/>
        <table:table-row table:style-name="ro2">
          <table:table-cell table:style-name="Default"/>
          <table:table-cell table:style-name="ce3" office:value-type="string" calcext:value-type="string">
            <text:p>armor rating</text:p>
          </table:table-cell>
        </table:table-row>
        <table:table-row table:style-name="ro2">
          <table:table-cell table:style-name="ce1" office:value-type="string" calcext:value-type="string">
            <text:p>Start</text:p>
          </table:table-cell>
          <table:table-cell table:style-name="ce3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Change</text:p>
          </table:table-cell>
          <table:table-cell table:style-name="ce3"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2]*[.$B$3]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4]*[.$B$3]" office:value-type="float" office:value="42.05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5]*[.$B$3]" office:value-type="float" office:value="60.9725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6]*[.$B$3]" office:value-type="float" office:value="88.410125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7]*[.$B$3]" office:value-type="float" office:value="128.19468125" calcext:value-type="float">
            <text:p>1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8]*[.$B$3]" office:value-type="float" office:value="185.8822878125" calcext:value-type="float">
            <text:p>1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9]*[.$B$3]" office:value-type="float" office:value="269.529317328125" calcext:value-type="float">
            <text:p>2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10]*[.$B$3]" office:value-type="float" office:value="390.817510125781" calcext:value-type="float">
            <text:p>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11]*[.$B$3]" office:value-type="float" office:value="566.685389682383" calcext:value-type="float">
            <text:p>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12]*[.$B$3]" office:value-type="float" office:value="821.693815039455" calcext:value-type="float">
            <text:p>8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13]*[.$B$3]" office:value-type="float" office:value="1191.45603180721" calcext:value-type="float">
            <text:p>11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14]*[.$B$3]" office:value-type="float" office:value="1727.61124612045" calcext:value-type="float">
            <text:p>1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15]*[.$B$3]" office:value-type="float" office:value="2505.03630687466" calcext:value-type="float">
            <text:p>25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16]*[.$B$3]" office:value-type="float" office:value="3632.30264496825" calcext:value-type="float">
            <text:p>3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17]*[.$B$3]" office:value-type="float" office:value="5266.83883520397" calcext:value-type="float">
            <text:p>5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18]*[.$B$3]" office:value-type="float" office:value="7636.91631104575" calcext:value-type="float">
            <text:p>76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19]*[.$B$3]" office:value-type="float" office:value="11073.5286510163" calcext:value-type="float">
            <text:p>110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20]*[.$B$3]" office:value-type="float" office:value="16056.6165439737" calcext:value-type="float">
            <text:p>160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21]*[.$B$3]" office:value-type="float" office:value="23282.0939887619" calcext:value-type="float">
            <text:p>23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22]*[.$B$3]" office:value-type="float" office:value="33759.0362837047" calcext:value-type="float">
            <text:p>337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23]*[.$B$3]" office:value-type="float" office:value="48950.6026113718" calcext:value-type="float">
            <text:p>48951</text:p>
          </table:table-cell>
        </table:table-row>
      </table:table>
      <table:table table:name="shirt" table:style-name="ta1" table:print="false">
        <office:forms form:automatic-focus="false" form:apply-design-mode="false"/>
        <table:table-column table:style-name="co10" table:default-cell-style-name="ce5"/>
        <table:table-column table:style-name="co12" table:default-cell-style-name="Default"/>
        <table:table-column table:style-name="co3" table:default-cell-style-name="Default"/>
        <table:table-column table:style-name="co5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+[.$B$3]*[.$D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0" calcext:value-type="float">
            <text:p>0</text:p>
          </table:table-cell>
          <table:table-cell table:formula="of:=ROUND([.$D4]+[.$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+[.$B$3]*[.$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1" calcext:value-type="float">
            <text:p>1</text:p>
          </table:table-cell>
          <table:table-cell table:formula="of:=ROUND([.$D5]+[.$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+[.$B$3]*[.$D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2" calcext:value-type="float">
            <text:p>2</text:p>
          </table:table-cell>
          <table:table-cell table:formula="of:=ROUND([.$D6]+[.$E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+[.$B$3]*[.$D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3" calcext:value-type="float">
            <text:p>3</text:p>
          </table:table-cell>
          <table:table-cell table:formula="of:=ROUND([.$D7]+[.$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+[.$B$3]*[.$D8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5" calcext:value-type="float">
            <text:p>5</text:p>
          </table:table-cell>
          <table:table-cell table:formula="of:=ROUND([.$D8]+[.$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+[.$B$3]*[.$D9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7" calcext:value-type="float">
            <text:p>7</text:p>
          </table:table-cell>
          <table:table-cell table:formula="of:=ROUND([.$D9]+[.$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+[.$B$3]*[.$D10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6" calcext:value-type="float">
            <text:p>6</text:p>
          </table:table-cell>
          <table:table-cell table:formula="of:=ROUND([.$D10]+[.$E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+[.$B$3]*[.$D11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9" calcext:value-type="float">
            <text:p>9</text:p>
          </table:table-cell>
          <table:table-cell table:formula="of:=ROUND([.$D11]+[.$E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+[.$B$3]*[.$D12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12" calcext:value-type="float">
            <text:p>12</text:p>
          </table:table-cell>
          <table:table-cell table:formula="of:=ROUND([.$D12]+[.$E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+[.$B$3]*[.$D1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9" calcext:value-type="float">
            <text:p>9</text:p>
          </table:table-cell>
          <table:table-cell table:formula="of:=ROUND([.$D13]+[.$E1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+[.$B$3]*[.$D14]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13" calcext:value-type="float">
            <text:p>13</text:p>
          </table:table-cell>
          <table:table-cell table:formula="of:=ROUND([.$D14]+[.$E1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+[.$B$3]*[.$D15]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17" calcext:value-type="float">
            <text:p>17</text:p>
          </table:table-cell>
          <table:table-cell table:formula="of:=ROUND([.$D15]+[.$E1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+[.$B$3]*[.$D1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12" calcext:value-type="float">
            <text:p>12</text:p>
          </table:table-cell>
          <table:table-cell table:formula="of:=ROUND([.$D16]+[.$E1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+[.$B$3]*[.$D17]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17" calcext:value-type="float">
            <text:p>17</text:p>
          </table:table-cell>
          <table:table-cell table:formula="of:=ROUND([.$D17]+[.$E1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+[.$B$3]*[.$D1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22" calcext:value-type="float">
            <text:p>22</text:p>
          </table:table-cell>
          <table:table-cell table:formula="of:=ROUND([.$D18]+[.$E1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+[.$B$3]*[.$D19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15" calcext:value-type="float">
            <text:p>15</text:p>
          </table:table-cell>
          <table:table-cell table:formula="of:=ROUND([.$D19]+[.$E1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+[.$B$3]*[.$D20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21" calcext:value-type="float">
            <text:p>21</text:p>
          </table:table-cell>
          <table:table-cell table:formula="of:=ROUND([.$D20]+[.$E2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+[.$B$3]*[.$D21]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27" calcext:value-type="float">
            <text:p>27</text:p>
          </table:table-cell>
          <table:table-cell table:formula="of:=ROUND([.$D21]+[.$E2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+[.$B$3]*[.$D2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18" calcext:value-type="float">
            <text:p>18</text:p>
          </table:table-cell>
          <table:table-cell table:formula="of:=ROUND([.$D22]+[.$E2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+[.$B$3]*[.$D23]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25" calcext:value-type="float">
            <text:p>25</text:p>
          </table:table-cell>
          <table:table-cell table:formula="of:=ROUND([.$D23]+[.$E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+[.$B$3]*[.$D24]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32" calcext:value-type="float">
            <text:p>32</text:p>
          </table:table-cell>
          <table:table-cell table:formula="of:=ROUND([.$D24]+[.$E24])" office:value-type="float" office:value="6" calcext:value-type="float">
            <text:p>6</text:p>
          </table:table-cell>
        </table:table-row>
      </table:table>
      <table:table table:name="chain" table:style-name="ta1" table:print="false">
        <office:forms form:automatic-focus="false" form:apply-design-mode="false"/>
        <table:table-column table:style-name="co10" table:default-cell-style-name="ce5"/>
        <table:table-column table:style-name="co12" table:default-cell-style-name="Default"/>
        <table:table-column table:style-name="co3" table:default-cell-style-name="Default"/>
        <table:table-column table:style-name="co5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float" office:value="1.4" calcext:value-type="float">
            <text:p>1.4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+[.$B$3]*[.$D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5" calcext:value-type="float">
            <text:p>5</text:p>
          </table:table-cell>
          <table:table-cell table:formula="of:=ROUND([.$D4]+[.$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+[.$B$3]*[.$D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6" calcext:value-type="float">
            <text:p>6</text:p>
          </table:table-cell>
          <table:table-cell table:formula="of:=ROUND([.$D5]+[.$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+[.$B$3]*[.$D6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12" calcext:value-type="float">
            <text:p>12</text:p>
          </table:table-cell>
          <table:table-cell table:formula="of:=ROUND([.$D6]+[.$E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+[.$B$3]*[.$D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15" calcext:value-type="float">
            <text:p>15</text:p>
          </table:table-cell>
          <table:table-cell table:formula="of:=ROUND([.$D7]+[.$E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+[.$B$3]*[.$D8]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17" calcext:value-type="float">
            <text:p>17</text:p>
          </table:table-cell>
          <table:table-cell table:formula="of:=ROUND([.$D8]+[.$E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+[.$B$3]*[.$D9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24" calcext:value-type="float">
            <text:p>24</text:p>
          </table:table-cell>
          <table:table-cell table:formula="of:=ROUND([.$D9]+[.$E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+[.$B$3]*[.$D10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25" calcext:value-type="float">
            <text:p>25</text:p>
          </table:table-cell>
          <table:table-cell table:formula="of:=ROUND([.$D10]+[.$E1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+[.$B$3]*[.$D11]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33" calcext:value-type="float">
            <text:p>33</text:p>
          </table:table-cell>
          <table:table-cell table:formula="of:=ROUND([.$D11]+[.$E1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+[.$B$3]*[.$D12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36" calcext:value-type="float">
            <text:p>36</text:p>
          </table:table-cell>
          <table:table-cell table:formula="of:=ROUND([.$D12]+[.$E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+[.$B$3]*[.$D13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35" calcext:value-type="float">
            <text:p>35</text:p>
          </table:table-cell>
          <table:table-cell table:formula="of:=ROUND([.$D13]+[.$E1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+[.$B$3]*[.$D14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44" calcext:value-type="float">
            <text:p>44</text:p>
          </table:table-cell>
          <table:table-cell table:formula="of:=ROUND([.$D14]+[.$E1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+[.$B$3]*[.$D1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48" calcext:value-type="float">
            <text:p>48</text:p>
          </table:table-cell>
          <table:table-cell table:formula="of:=ROUND([.$D15]+[.$E1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+[.$B$3]*[.$D16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45" calcext:value-type="float">
            <text:p>45</text:p>
          </table:table-cell>
          <table:table-cell table:formula="of:=ROUND([.$D16]+[.$E1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+[.$B$3]*[.$D17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55" calcext:value-type="float">
            <text:p>55</text:p>
          </table:table-cell>
          <table:table-cell table:formula="of:=ROUND([.$D17]+[.$E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+[.$B$3]*[.$D18]"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65" calcext:value-type="float">
            <text:p>65</text:p>
          </table:table-cell>
          <table:table-cell table:formula="of:=ROUND([.$D18]+[.$E1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+[.$B$3]*[.$D19]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55" calcext:value-type="float">
            <text:p>55</text:p>
          </table:table-cell>
          <table:table-cell table:formula="of:=ROUND([.$D19]+[.$E1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+[.$B$3]*[.$D20]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66" calcext:value-type="float">
            <text:p>66</text:p>
          </table:table-cell>
          <table:table-cell table:formula="of:=ROUND([.$D20]+[.$E2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+[.$B$3]*[.$D21]"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77" calcext:value-type="float">
            <text:p>77</text:p>
          </table:table-cell>
          <table:table-cell table:formula="of:=ROUND([.$D21]+[.$E2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+[.$B$3]*[.$D22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65" calcext:value-type="float">
            <text:p>65</text:p>
          </table:table-cell>
          <table:table-cell table:formula="of:=ROUND([.$D22]+[.$E2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+[.$B$3]*[.$D23]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77" calcext:value-type="float">
            <text:p>77</text:p>
          </table:table-cell>
          <table:table-cell table:formula="of:=ROUND([.$D23]+[.$E2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+[.$B$3]*[.$D24]"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89" calcext:value-type="float">
            <text:p>89</text:p>
          </table:table-cell>
          <table:table-cell table:formula="of:=ROUND([.$D24]+[.$E24])" office:value-type="float" office:value="15" calcext:value-type="float">
            <text:p>15</text:p>
          </table:table-cell>
        </table:table-row>
      </table:table>
      <table:table table:name="plate" table:style-name="ta1" table:print="false">
        <office:forms form:automatic-focus="false" form:apply-design-mode="false"/>
        <table:table-column table:style-name="co10" table:default-cell-style-name="ce5"/>
        <table:table-column table:style-name="co12" table:default-cell-style-name="Default"/>
        <table:table-column table:style-name="co3" table:default-cell-style-name="Default"/>
        <table:table-column table:style-name="co5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ase defense</text:p>
          </table:table-cell>
          <table:table-cell table:style-name="ce1" office:value-type="string" calcext:value-type="string">
            <text:p>defense offset</text:p>
          </table:table-cell>
          <table:table-cell table:style-name="ce1" office:value-type="string" calcext:value-type="string">
            <text:p>strength requirement</text:p>
          </table:table-cell>
          <table:table-cell table:style-name="ce1" office:value-type="string" calcext:value-type="string">
            <text:p>strength requirement offset</text:p>
          </table:table-cell>
          <table:table-cell table:style-name="ce5" office:value-type="string" calcext:value-type="string">
            <text:p>defense</text:p>
          </table:table-cell>
          <table:table-cell table:style-name="ce5" office:value-type="string" calcext:value-type="string">
            <text:p>strength requirement</text:p>
          </table:table-cell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number-columns-repeated="2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0.7" calcext:value-type="float">
            <text:p>0.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2]+[.$B$3]*[.$D4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NT([.$A4]/[.$D$3])+[.$D$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$B4]+[.$C4])" office:value-type="float" office:value="16" calcext:value-type="float">
            <text:p>16</text:p>
          </table:table-cell>
          <table:table-cell table:formula="of:=ROUND([.$D4]+[.$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+[.$B$3]*[.$D5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NT([.$A5]/[.$D$3])+[.$D$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([.$B5]+[.$C5])" office:value-type="float" office:value="23" calcext:value-type="float">
            <text:p>23</text:p>
          </table:table-cell>
          <table:table-cell table:formula="of:=ROUND([.$D5]+[.$E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2]+[.$B$3]*[.$D6]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INT([.$A6]/[.$D$3])+[.$D$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[.$B6]+[.$C6])" office:value-type="float" office:value="30" calcext:value-type="float">
            <text:p>30</text:p>
          </table:table-cell>
          <table:table-cell table:formula="of:=ROUND([.$D6]+[.$E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2]+[.$B$3]*[.$D7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INT([.$A7]/[.$D$3])+[.$D$2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[.$B7]+[.$C7])" office:value-type="float" office:value="40" calcext:value-type="float">
            <text:p>40</text:p>
          </table:table-cell>
          <table:table-cell table:formula="of:=ROUND([.$D7]+[.$E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2]+[.$B$3]*[.$D8]"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INT([.$A8]/[.$D$3])+[.$D$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ROUND([.$B8]+[.$C8])" office:value-type="float" office:value="48" calcext:value-type="float">
            <text:p>48</text:p>
          </table:table-cell>
          <table:table-cell table:formula="of:=ROUND([.$D8]+[.$E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+[.$B$3]*[.$D9]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INT([.$A9]/[.$D$3])+[.$D$2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ROUND([.$B9]+[.$C9])" office:value-type="float" office:value="62" calcext:value-type="float">
            <text:p>62</text:p>
          </table:table-cell>
          <table:table-cell table:formula="of:=ROUND([.$D9]+[.$E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2]+[.$B$3]*[.$D10]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INT([.$A10]/[.$D$3])+[.$D$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ROUND([.$B10]+[.$C10])" office:value-type="float" office:value="64" calcext:value-type="float">
            <text:p>64</text:p>
          </table:table-cell>
          <table:table-cell table:formula="of:=ROUND([.$D10]+[.$E1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2]+[.$B$3]*[.$D11]"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INT([.$A11]/[.$D$3])+[.$D$2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ROUND([.$B11]+[.$C11])" office:value-type="float" office:value="79" calcext:value-type="float">
            <text:p>79</text:p>
          </table:table-cell>
          <table:table-cell table:formula="of:=ROUND([.$D11]+[.$E1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2]+[.$B$3]*[.$D12]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INT([.$A12]/[.$D$3])+[.$D$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[.$B12]+[.$C12])" office:value-type="float" office:value="88" calcext:value-type="float">
            <text:p>88</text:p>
          </table:table-cell>
          <table:table-cell table:formula="of:=ROUND([.$D12]+[.$E1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2]+[.$B$3]*[.$D13]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INT([.$A13]/[.$D$3])+[.$D$2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[.$B13]+[.$C13])" office:value-type="float" office:value="88" calcext:value-type="float">
            <text:p>88</text:p>
          </table:table-cell>
          <table:table-cell table:formula="of:=ROUND([.$D13]+[.$E1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2]+[.$B$3]*[.$D14]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INT([.$A14]/[.$D$3])+[.$D$2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[.$B14]+[.$C14])" office:value-type="float" office:value="104" calcext:value-type="float">
            <text:p>104</text:p>
          </table:table-cell>
          <table:table-cell table:formula="of:=ROUND([.$D14]+[.$E1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2]+[.$B$3]*[.$D15]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INT([.$A15]/[.$D$3])+[.$D$2]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[.$B15]+[.$C15])" office:value-type="float" office:value="114" calcext:value-type="float">
            <text:p>114</text:p>
          </table:table-cell>
          <table:table-cell table:formula="of:=ROUND([.$D15]+[.$E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2]+[.$B$3]*[.$D16]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INT([.$A16]/[.$D$3])+[.$D$2]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[.$B16]+[.$C16])" office:value-type="float" office:value="118" calcext:value-type="float">
            <text:p>118</text:p>
          </table:table-cell>
          <table:table-cell table:formula="of:=ROUND([.$D16]+[.$E1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2]+[.$B$3]*[.$D17]"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INT([.$A17]/[.$D$3])+[.$D$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ROUND([.$B17]+[.$C17])" office:value-type="float" office:value="129" calcext:value-type="float">
            <text:p>129</text:p>
          </table:table-cell>
          <table:table-cell table:formula="of:=ROUND([.$D17]+[.$E1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2]+[.$B$3]*[.$D18]"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formula="of:=INT([.$A18]/[.$D$3])+[.$D$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ROUND([.$B18]+[.$C18])" office:value-type="float" office:value="146" calcext:value-type="float">
            <text:p>146</text:p>
          </table:table-cell>
          <table:table-cell table:formula="of:=ROUND([.$D18]+[.$E1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2]+[.$B$3]*[.$D19]"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INT([.$A19]/[.$D$3])+[.$D$2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[.$B19]+[.$C19])" office:value-type="float" office:value="142" calcext:value-type="float">
            <text:p>142</text:p>
          </table:table-cell>
          <table:table-cell table:formula="of:=ROUND([.$D19]+[.$E1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2]+[.$B$3]*[.$D20]"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table:formula="of:=INT([.$A20]/[.$D$3])+[.$D$2]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ROUND([.$B20]+[.$C20])" office:value-type="float" office:value="154" calcext:value-type="float">
            <text:p>154</text:p>
          </table:table-cell>
          <table:table-cell table:formula="of:=ROUND([.$D20]+[.$E2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2]+[.$B$3]*[.$D21]"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table:formula="of:=INT([.$A21]/[.$D$3])+[.$D$2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[.$B21]+[.$C21])" office:value-type="float" office:value="172" calcext:value-type="float">
            <text:p>172</text:p>
          </table:table-cell>
          <table:table-cell table:formula="of:=ROUND([.$D21]+[.$E2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2]+[.$B$3]*[.$D22]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INT([.$A22]/[.$D$3])+[.$D$2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[.$B22]+[.$C22])" office:value-type="float" office:value="166" calcext:value-type="float">
            <text:p>166</text:p>
          </table:table-cell>
          <table:table-cell table:formula="of:=ROUND([.$D22]+[.$E22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2]+[.$B$3]*[.$D23]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formula="of:=INT([.$A23]/[.$D$3])+[.$D$2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ROUND([.$B23]+[.$C23])" office:value-type="float" office:value="185" calcext:value-type="float">
            <text:p>185</text:p>
          </table:table-cell>
          <table:table-cell table:formula="of:=ROUND([.$D23]+[.$E23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2]+[.$B$3]*[.$D24]" office:value-type="float" office:value="184" calcext:value-type="float">
            <text:p>184</text:p>
          </table:table-cell>
          <table:table-cell office:value-type="float" office:value="14" calcext:value-type="float">
            <text:p>14</text:p>
          </table:table-cell>
          <table:table-cell table:formula="of:=INT([.$A24]/[.$D$3])+[.$D$2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ROUND([.$B24]+[.$C24])" office:value-type="float" office:value="198" calcext:value-type="float">
            <text:p>198</text:p>
          </table:table-cell>
          <table:table-cell table:formula="of:=ROUND([.$D24]+[.$E24])" office:value-type="float" office:value="29" calcext:value-type="float">
            <text:p>29</text:p>
          </table:table-cell>
        </table:table-row>
      </table:table>
      <table:named-expressions/>
      <table:database-ranges>
        <table:database-range table:name="__Anonymous_Sheet_DB__1" table:target-range-address="data.A1:data.B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6">00/00/0000</text:date>, <text:time style:data-style-name="N2" text:time-value="14:08:13.940143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06-04-09T18:06:55</meta:creation-date>
    <dc:date>2017-10-16T14:14:44.087599147</dc:date>
    <dc:language>en-US</dc:language>
    <meta:editing-cycles>390</meta:editing-cycles>
    <meta:editing-duration>PT8H43M49S</meta:editing-duration>
    <meta:document-statistic meta:table-count="5" meta:cell-count="1123" meta:object-count="0"/>
    <meta:user-defined meta:name="Info 1"/>
    <meta:user-defined meta:name="Info 2"/>
    <meta:user-defined meta:name="Info 3"/>
    <meta:user-defined meta:name="Info 4"/>
  </office:meta>
</office:document-meta>
</file>